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i>A</mi>
              <mo stretchy="false">+</mo>
              <mover accent="true">
                <mi>A</mi>
                <mo>¯</mo>
              </mover>
            </mrow>
          </mrow>
        </mtd>
      </mtr>
      <mtr>
        <mtd>
          <mrow/>
        </mtd>
      </mtr>
      <mtr>
        <mtd columnalign="left">
          <mrow>
            <mrow>
              <mi>Y</mi>
              <mo stretchy="false">=</mo>
              <mi>A</mi>
            </mrow>
            <mover accent="true">
              <mi>A</mi>
              <mo>¯</mo>
            </mover>
          </mrow>
        </mtd>
      </mtr>
    </mtable>
    <annotation encoding="StarMath 5.0">alignl Y = A+overline{ A }
newline newline
alignl Y = A  overline{ A }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52:14.952127386</meta:creation-date>
    <dc:date>2018-12-19T10:53:49.400289198</dc:date>
    <meta:editing-duration>PT5H38M53S</meta:editing-duration>
    <meta:editing-cycles>24</meta:editing-cycles>
    <meta:generator>LibreOffice/5.1.6.2$Linux_X86_64 LibreOffice_project/10m0$Build-2</meta:generator>
  </office:meta>
</office:document-meta>
</file>